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" svg:font-family="Arial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n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0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2" table:default-cell-style-name="ce2"/>
        <table:table-row table:style-name="ro1">
          <table:table-cell table:style-name="ce1" office:value-type="string" calcext:value-type="string">
            <office:annotation draw:style-name="gr1" draw:text-style-name="P2" svg:width="134.94mm" svg:height="10.29mm" svg:x="26.54mm" svg:y="5.7mm" draw:caption-point-x="-4.07mm" draw:caption-point-y="-5.6mm">
              <dc:date>2017-01-12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2" draw:text-style-name="P2" svg:width="149.22mm" svg:height="225.57mm" svg:x="49.12mm" svg:y="0mm" draw:caption-point-x="-4.07mm" draw:caption-point-y="0.1mm">
              <dc:date>2017-01-12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3" draw:text-style-name="P2" svg:width="148.16mm" svg:height="122.07mm" svg:x="71.7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ID Urbanizacion/Proyecto</text:p>
          </table:table-cell>
          <table:table-cell table:style-name="ce1" office:value-type="string" calcext:value-type="string">
            <office:annotation draw:style-name="gr3" draw:text-style-name="P2" svg:width="160.07mm" svg:height="122.07mm" svg:x="94.28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Urbanizacion/Proyecto</text:p>
          </table:table-cell>
          <table:table-cell table:style-name="ce1" office:value-type="string" calcext:value-type="string">
            <office:annotation draw:style-name="gr4" draw:text-style-name="P2" svg:width="158.22mm" svg:height="18.57mm" svg:x="116.85mm" svg:y="1.56mm" draw:caption-point-x="-4.07mm" draw:caption-point-y="-1.46mm">
              <dc:date>2017-01-12T00:00:00</dc:date>
              <text:p text:style-name="P1"><text:span text:style-name="T1">"VIP"="1"</text:span></text:p>
              <text:p text:style-name="P1"><text:span text:style-name="T1">"Adicional Est. 1,2"="2"</text:span></text:p>
              <text:p text:style-name="P1"><text:span text:style-name="T1">"Cliente Propio"="3"</text:span></text:p>
              <text:p text:style-name="P1"><text:span text:style-name="T1"/></text:p>
            </office:annotation>
            <text:p>Tipo Beneficiario</text:p>
          </table:table-cell>
          <table:table-cell table:style-name="ce1" office:value-type="string" calcext:value-type="string">
            <office:annotation draw:style-name="gr1" draw:text-style-name="P2" svg:width="159.02mm" svg:height="10.29mm" svg:x="139.43mm" svg:y="5.7mm" draw:caption-point-x="-4.07mm" draw:caption-point-y="-5.6mm">
              <dc:date>2017-01-12T00:00:00</dc:date>
              <text:p text:style-name="P1"><text:span text:style-name="T1">"Cédula de Ciudadanía"="1"</text:span></text:p>
              <text:p text:style-name="P1"><text:span text:style-name="T1">"Tarjeta de Identidad"= "2"</text:span></text:p>
            </office:annotation>
            <text:p>Tipo Identificacion</text:p>
          </table:table-cell>
          <table:table-cell table:style-name="ce1" office:value-type="string" calcext:value-type="string">
            <text:p>Numero Identificación</text:p>
          </table:table-cell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Primer Apellido </text:p>
          </table:table-cell>
          <table:table-cell table:style-name="ce1" office:value-type="string" calcext:value-type="string">
            <text:p>Segundo Apellido</text:p>
          </table:table-cell>
          <table:table-cell table:style-name="ce1" office:value-type="string" calcext:value-type="string">
            <office:annotation draw:style-name="gr1" draw:text-style-name="P2" svg:width="107.69mm" svg:height="10.29mm" svg:x="252.32mm" svg:y="5.7mm" draw:caption-point-x="-4.07mm" draw:caption-point-y="-5.6mm">
              <dc:date>2017-01-12T00:00:00</dc:date>
              <text:p text:style-name="P1"><text:span text:style-name="T1">1 Femenino</text:span></text:p>
              <text:p text:style-name="P1"><text:span text:style-name="T1">2 Masculo</text:span></text:p>
            </office:annotation>
            <text:p>Gener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Nivel de Estudi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 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nzana</text:p>
          </table:table-cell>
          <table:table-cell table:style-name="ce1" office:value-type="string" calcext:value-type="string">
            <text:p>Bloque</text:p>
          </table:table-cell>
          <table:table-cell table:style-name="ce1" office:value-type="string" calcext:value-type="string">
            <text:p>Torre</text:p>
          </table:table-cell>
          <table:table-cell table:style-name="ce1" office:value-type="string" calcext:value-type="string">
            <text:p>Casa/Apartamento</text:p>
          </table:table-cell>
          <table:table-cell table:style-name="ce1" office:value-type="string" calcext:value-type="string">
            <text:p>Interior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iso</text:p>
          </table:table-cell>
          <table:table-cell table:style-name="ce1" office:value-type="string" calcext:value-type="string">
            <office:annotation draw:style-name="gr1" draw:text-style-name="P2" svg:width="123.83mm" svg:height="10.29mm" svg:x="545.83mm" svg:y="5.7mm" draw:caption-point-x="-4.07mm" draw:caption-point-y="-5.6mm">
              <dc:date>2017-01-12T00:00:00</dc:date>
              <text:p text:style-name="P1"><text:span text:style-name="T1">TRUE base de datos minvivienda</text:span></text:p>
              <text:p text:style-name="P1"><text:span text:style-name="T1">FALSE no hace parte de la base de datos de minvivienda</text:span></text:p>
            </office:annotation>
            <text:p>MinVivienda</text:p>
          </table:table-cell>
          <table:table-cell table:style-name="ce4" office:value-type="string" calcext:value-type="string">
            <text:p>Barrio</text:p>
          </table:table-cell>
          <table:table-cell table:style-name="ce4" office:value-type="string" calcext:value-type="string">
            <text:p>estrato</text:p>
          </table:table-cell>
          <table:table-cell table:style-name="ce4"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926" calcext:value-type="float">
            <text:p>64866926</text:p>
          </table:table-cell>
          <table:table-cell office:value-type="string" calcext:value-type="string">
            <text:p>MARTA LEONOR</text:p>
          </table:table-cell>
          <table:table-cell office:value-type="string" calcext:value-type="string">
            <text:p>ALDANA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table:style-name="ce3" office:value-type="string" calcext:value-type="string">
            <text:p>CL 15 9A - 89</text:p>
          </table:table-cell>
          <table:table-cell table:number-columns-repeated="8"/>
          <table:table-cell office:value-type="string" calcext:value-type="string">
            <text:p>EL ESTANC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58010" calcext:value-type="float">
            <text:p>23158010</text:p>
          </table:table-cell>
          <table:table-cell office:value-type="string" calcext:value-type="string">
            <text:p>ROSA ISABEL</text:p>
          </table:table-cell>
          <table:table-cell office:value-type="string" calcext:value-type="string">
            <text:p>ATENCIA </text:p>
          </table:table-cell>
          <table:table-cell office:value-type="string" calcext:value-type="string">
            <text:p>PALENCIA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ESTANCO 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8136" calcext:value-type="float">
            <text:p>64868136</text:p>
          </table:table-cell>
          <table:table-cell office:value-type="string" calcext:value-type="string">
            <text:p>CARMIÑA ISABEL </text:p>
          </table:table-cell>
          <table:table-cell office:value-type="string" calcext:value-type="string">
            <text:p>HERAZO</text:p>
          </table:table-cell>
          <table:table-cell office:value-type="string" calcext:value-type="string">
            <text:p>ROMER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CR 13 CL 12 - 251</text:p>
          </table:table-cell>
          <table:table-cell table:number-columns-repeated="8"/>
          <table:table-cell office:value-type="string" calcext:value-type="string">
            <text:p>ESMERALD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" svg:font-family="Arial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0:35:14.452275202</meta:creation-date>
    <dc:date>2017-01-13T15:10:44.577233056</dc:date>
    <meta:editing-duration>PT4H35M26S</meta:editing-duration>
    <meta:editing-cycles>6</meta:editing-cycles>
    <meta:generator>LibreOffice/5.0.6.2$Linux_X86_64 LibreOffice_project/00$Build-2</meta:generator>
    <meta:document-statistic meta:table-count="1" meta:cell-count="67" meta:object-count="0"/>
  </office:meta>
</office:document-meta>
</file>